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d18cb" officeooo:paragraph-rsid="002d18cb"/>
    </style:style>
    <style:style style:name="P7" style:family="paragraph" style:parent-style-name="Standard">
      <style:text-properties officeooo:rsid="002d18cb" officeooo:paragraph-rsid="00311a38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Table_20_Contents">
      <style:text-properties officeooo:rsid="0018472c" officeooo:paragraph-rsid="0018472c"/>
    </style:style>
    <style:style style:name="P12" style:family="paragraph" style:parent-style-name="Table_20_Contents">
      <style:text-properties officeooo:rsid="0018472c" officeooo:paragraph-rsid="002d18cb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text-properties officeooo:rsid="002d18cb" officeooo:paragraph-rsid="002d18cb"/>
    </style:style>
    <style:style style:name="P20" style:family="paragraph" style:parent-style-name="Table_20_Contents">
      <style:text-properties fo:color="#c9211e" officeooo:rsid="0018472c" officeooo:paragraph-rsid="0018472c"/>
    </style:style>
    <style:style style:name="P21" style:family="paragraph" style:parent-style-name="Table_20_Contents">
      <style:text-properties fo:color="#c9211e" officeooo:rsid="0018472c" officeooo:paragraph-rsid="002d18cb"/>
    </style:style>
    <style:style style:name="P22" style:family="paragraph" style:parent-style-name="Table_20_Contents">
      <style:text-properties fo:color="#c9211e" officeooo:rsid="002a06de" officeooo:paragraph-rsid="002a06de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2ee517" officeooo:paragraph-rsid="002ee517"/>
    </style:style>
    <style:style style:name="P25" style:family="paragraph" style:parent-style-name="Table_20_Contents">
      <style:text-properties fo:color="#c9211e" officeooo:rsid="0027d7a4" officeooo:paragraph-rsid="0027d7a4"/>
    </style:style>
    <style:style style:name="P26" style:family="paragraph" style:parent-style-name="Table_20_Contents">
      <style:text-properties fo:color="#c9211e" officeooo:rsid="001adeee" officeooo:paragraph-rsid="001adeee"/>
    </style:style>
    <style:style style:name="P27" style:family="paragraph" style:parent-style-name="Table_20_Contents">
      <style:text-properties fo:color="#c9211e" officeooo:rsid="001adeee" officeooo:paragraph-rsid="002d18cb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text-properties officeooo:rsid="00338295" officeooo:paragraph-rsid="00338295"/>
    </style:style>
    <style:style style:name="P31" style:family="paragraph" style:parent-style-name="Standard">
      <style:paragraph-properties fo:text-align="start" style:justify-single-word="false"/>
      <style:text-properties fo:font-weight="bold" officeooo:rsid="0034e3fe" officeooo:paragraph-rsid="0034e3fe" fo:background-color="#ffff00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4e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1">GUILLERMO LILLO</text:p>
          </table:table-cell>
          <table:table-cell table:style-name="Tabla5.A1" office:value-type="string">
            <text:p text:style-name="P13"><text:span text:style-name="T8">0</text:span>,<text:span text:style-name="T8">00</text:span></text:p>
          </table:table-cell>
        </table:table-row>
      </table:table>
      <text:p text:style-name="P2"/>
      <text:p text:style-name="P4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strutura Proyecto <text:span text:style-name="T5">(lib, datos)</text:span></text:p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6">Clases (Coches, Marcas, Modelo)</text:p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Anotaciones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toString</text:p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8">APLICACIÓN V.1</text:p>
          </table:table-cell>
          <table:table-cell table:style-name="Tabla1.C2" office:value-type="string">
            <text:p text:style-name="P29">2,00</text:p>
          </table:table-cell>
        </table:table-row>
        <table:table-row>
          <table:table-cell table:style-name="Tabla1.A2" office:value-type="string">
            <text:p text:style-name="P19">Reco<text:span text:style-name="T3">r</text:span>rer objetos 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Crear JsonObject para fichero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Escribir fichero JSON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8">APLICACIÓN V.<text:span text:style-name="T5">2</text:span></text:p>
          </table:table-cell>
          <table:table-cell table:style-name="Tabla1.C2" office:value-type="string">
            <text:p text:style-name="P29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9">0</text:span>,<text:span text:style-name="T9">00</text:span></text:p>
          </table:table-cell>
        </table:table-row>
      </table:table>
      <text:p text:style-name="P8"/>
      <text:p text:style-name="P3"/>
      <text:p text:style-name="P4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Estrutura Proyecto <text:span text:style-name="T5">(lib, datos)</text:span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6">Clases (Noticias, Noticia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Leer DO<text:span text:style-name="T2">M</text:span>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Reco<text:span text:style-name="T3">r</text:span>rer DOM 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- Titular, Link, Imagen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>- <text:span text:style-name="T1">Categorías</text:span>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8">APLICACIÓN V.1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office:value-type="string">
            <text:p text:style-name="P30">Cargar objetos</text:p>
          </table:table-cell>
          <table:table-cell table:style-name="Tabla2.A2" office:value-type="string">
            <text:p text:style-name="P28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8">APLICACIÓN V.<text:span text:style-name="T7">2</text:span>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CSV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8">APLICACIÓN V.<text:span text:style-name="T7">3</text:span>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JSON con Gson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8">APLICACIÓN V.<text:span text:style-name="T7">4</text:span>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9">0</text:span>,<text:span text:style-name="T1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22S</meta:editing-duration>
    <meta:editing-cycles>21</meta:editing-cycles>
    <meta:generator>LibreOffice/6.1.1.2$Windows_X86_64 LibreOffice_project/5d19a1bfa650b796764388cd8b33a5af1f5baa1b</meta:generator>
    <dc:date>2019-11-01T10:24:01.939000000</dc:date>
    <meta:document-statistic meta:table-count="3" meta:image-count="0" meta:object-count="0" meta:page-count="1" meta:paragraph-count="39" meta:word-count="87" meta:character-count="564" meta:non-whitespace-character-count="513"/>
    <meta:user-defined meta:name="Info 1"/>
    <meta:user-defined meta:name="Info 2"/>
    <meta:user-defined meta:name="Info 3"/>
    <meta:user-defined meta:name="Info 4"/>
  </office:meta>
</office:document-meta>
</file>